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7.477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64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wrap-option="wrap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wrap-option="wrap" fo:border="0.74pt solid #000000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2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ables</text:p>
          </table:table-cell>
          <table:table-cell table:style-name="ce9" office:value-type="string" calcext:value-type="string">
            <text:p>Fields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Titles_field_page</text:p>
          </table:table-cell>
          <table:table-cell table:style-name="ce9" office:value-type="string" calcext:value-type="string">
            <text:p>Type_database</text:p>
          </table:table-cell>
          <table:table-cell table:style-name="ce9" office:value-type="string" calcext:value-type="string">
            <text:p>Opt ?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2">node+</text:span>field_data_field_pr_nom</text:p>
          </table:table-cell>
          <table:table-cell office:value-type="string" calcext:value-type="string">
            <text:p>field_pr_nom_value</text:p>
          </table:table-cell>
          <table:table-cell table:style-name="ce12"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TEXT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2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2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table:style-name="ce12"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2">node+</text:span>field_data_field_ville</text:p>
          </table:table-cell>
          <table:table-cell office:value-type="string" calcext:value-type="string">
            <text:p>field_ville_value,</text:p>
          </table:table-cell>
          <table:table-cell table:style-name="ce12"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2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2">Adresses professionnelles</text:span>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2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office:value-type="string" calcext:value-type="string">
            <text:p>/imprimeurs/dictionnaire</text:p>
          </table:table-cell>
          <table:table-cell table:style-name="ce11" office:value-type="string" calcext:value-type="string">
            <text:p>Adresse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2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2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12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12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office:value-type="string" calcext:value-type="string">
            <text:p>/imprimeurs/dictionnaire</text:p>
          </table:table-cell>
          <table:table-cell office:value-type="string" calcext:value-type="string">
            <text:p>Image affiché+</text:p>
            <text:p>Titre illustration on hov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12" office:value-type="string" calcext:value-type="string">
            <text:p>entity_id (clé primaire),</text:p>
            <text:p>field_pr_d_cesseurs_nid (clé étrangère imprimeur)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field_successeurs</text:p>
          </table:table-cell>
          <table:table-cell table:style-name="ce12" office:value-type="string" calcext:value-type="string">
            <text:p>entity_id (clé primaire),</text:p>
            <text:p>field_sucesseur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Successeur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field_parrains</text:p>
          </table:table-cell>
          <table:table-cell table:style-name="ce12" office:value-type="string" calcext:value-type="string">
            <text:p>entity_id (clé primaire),</text:p>
            <text:p>field_parrain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Parrain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Associé(s) imprimeur</text:p>
          </table:table-cell>
          <table:table-cell office:value-type="string" calcext:value-type="string">
            <text:p>node (id imprimeur) + field_data_field_associ_s</text:p>
          </table:table-cell>
          <table:table-cell table:style-name="ce12" office:value-type="string" calcext:value-type="string">
            <text:p>entity_id (clé primaire),</text:p>
            <text:p>field_associ_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ssocié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Bibliographie Sources imprimeur</text:p>
          </table:table-cell>
          <table:table-cell office:value-type="string" calcext:value-type="string">
            <text:p>node (id imprimeur) + <text:s/>field_data_field_bibliographie_sources</text:p>
          </table:table-cell>
          <table:table-cell office:value-type="string" calcext:value-type="string">
            <text:p>field_bibliographie_sourc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Bibliographie sourc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Ensemble des sources / archives et livres associés à l’imprimeur. </text:p>
            <text:p>Description en langage naturel avec ou sans formatage HTML (rich text) et liens url sans &lt;a&gt; ! </text:p>
            <text:p>Notamment pour les passages à la lignes, italique etc..  Attention encodage.</text:p>
          </table:table-cell>
        </table:table-row>
        <table:table-row table:style-name="ro9">
          <table:table-cell office:value-type="string" calcext:value-type="string">
            <text:p>Notes / Remarques utilisateur imprimeur</text:p>
          </table:table-cell>
          <table:table-cell office:value-type="string" calcext:value-type="string">
            <text:p>node (id imprimeur) + <text:s/>field_data_field_remarques</text:p>
          </table:table-cell>
          <table:table-cell office:value-type="string" calcext:value-type="string">
            <text:p>field_remarqu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Remarqu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Notes libres personnelles de l’utilisateur sur l’imprimeur. Pas de formatage particulier (texte brut)</text:p>
          </table:table-cell>
        </table:table-row>
        <table:table-row table:style-name="ro9">
          <table:table-cell office:value-type="string" calcext:value-type="string">
            <text:p>Autres brevet imprimeur</text:p>
          </table:table-cell>
          <table:table-cell office:value-type="string" calcext:value-type="string">
            <text:p>node (id imprimeur) + field_data_field_autres_brevets</text:p>
          </table:table-cell>
          <table:table-cell table:style-name="ce12" office:value-type="string" calcext:value-type="string">
            <text:p>entity_id (clé primaire),</text:p>
            <text:p>field_autres_brevets_nid (clé étrangère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utres brevet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 table:style-name="ce12"/>
        </table:table-row>
        <table:table-row table:style-name="ro2">
          <table:table-cell office:value-type="string" calcext:value-type="string">
            <text:p>Iconographie (texte+lien)</text:p>
          </table:table-cell>
          <table:table-cell office:value-type="string" calcext:value-type="string">
            <text:p>node (id imprimeur) + field_data_field_iconographie_2_ (une ligne == 1 lien)</text:p>
          </table:table-cell>
          <table:table-cell table:style-name="ce12" office:value-type="string" calcext:value-type="string">
            <text:p>entity_id (clé primaire),</text:p>
            <text:p>field_iconographie_2_url (url de l’image),</text:p>
            <text:p>field_iconographie_2_title (titre de l’image)</text:p>
          </table:table-cell>
          <table:table-cell office:value-type="string" calcext:value-type="string">
            <text:p>Notice imprimeur </text:p>
          </table:table-cell>
          <table:table-cell table:style-name="ce11" office:value-type="string" calcext:value-type="string">
            <text:p>Iconographi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ens url vers iconographie externe (diverses provenance data.bnf, BU toulouse etc.)</text:p>
          </table:table-cell>
        </table:table-row>
        <table:table-row table:style-name="ro5">
          <table:table-cell office:value-type="string" calcext:value-type="string">
            <text:p>Carrousel (Image+lien+texte au survol)</text:p>
          </table:table-cell>
          <table:table-cell office:value-type="string" calcext:value-type="string">
            <text:p>node (id imprimeur) + field_managed (id image et path image) + <text:s/>field_data_field_illustration2 (une ligne == 1 lien)</text:p>
          </table:table-cell>
          <table:table-cell table:style-name="ce12" office:value-type="string" calcext:value-type="string">
            <text:p>entity_id (clé primaire), </text:p>
            <text:p>field_illustration2_value (titre de l’image),</text:p>
            <text:p>field_illustration2_fid (clé étrangère de l’id de l’image),</text:p>
            <text:p>Filename,</text:p>
            <text:p>Fid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Images directement affiché dans caroussel +</text:p>
            <text:p>Titre image en href en dessous + </text:p>
            <text:p>Titre image on hov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s a affiché dans le carrouse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2:17:58.690089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2:40:05.395014052</dc:date>
    <meta:editing-duration>PT39M26S</meta:editing-duration>
    <meta:editing-cycles>6</meta:editing-cycles>
    <meta:generator>LibreOffice/24.2.2.2$MacOSX_X86_64 LibreOffice_project/d56cc158d8a96260b836f100ef4b4ef25d6f1a01</meta:generator>
    <meta:document-statistic meta:table-count="1" meta:cell-count="153" meta:object-count="0"/>
  </office:meta>
</office:document-meta>
</file>